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1.797cm"/>
    </style:style>
    <style:style style:name="co5" style:family="table-column">
      <style:table-column-properties fo:break-before="auto" style:column-width="1.715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233cm"/>
    </style:style>
    <style:style style:name="co9" style:family="table-column">
      <style:table-column-properties fo:break-before="auto" style:column-width="2.886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name-asian="宋体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bold" style:font-name-asian="宋体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7" table:number-columns-repeated="2" table:default-cell-style-name="ce3"/>
        <table:table-column table:style-name="co7" table:visibility="collapse" table:number-columns-repeated="9" table:default-cell-style-name="ce3"/>
        <table:table-column table:style-name="co9" table:default-cell-style-name="ce3"/>
        <table:table-column table:style-name="co7" table:visibility="collapse" table:default-cell-style-name="ce3"/>
        <table:table-column table:style-name="co1" table:default-cell-style-name="ce3"/>
        <table:table-column table:style-name="co7" table:number-columns-repeated="1001" table:default-cell-style-name="ce3"/>
        <table:table-row table:style-name="ro1">
          <table:table-cell table:style-name="ce1"/>
          <table:table-cell table:style-name="ce4"/>
          <table:table-cell office:value-type="string" calcext:value-type="string">
            <text:p>第一周</text:p>
          </table:table-cell>
          <table:table-cell office:value-type="string" calcext:value-type="string">
            <text:p>第二周</text:p>
          </table:table-cell>
          <table:table-cell office:value-type="string" calcext:value-type="string">
            <text:p>第三周</text:p>
          </table:table-cell>
          <table:table-cell office:value-type="string" calcext:value-type="string">
            <text:p>第四周</text:p>
          </table:table-cell>
          <table:table-cell office:value-type="string" calcext:value-type="string">
            <text:p>第五周</text:p>
          </table:table-cell>
          <table:table-cell office:value-type="string" calcext:value-type="string">
            <text:p>第六周</text:p>
          </table:table-cell>
          <table:table-cell office:value-type="string" calcext:value-type="string">
            <text:p>第七周</text:p>
          </table:table-cell>
          <table:table-cell office:value-type="string" calcext:value-type="string">
            <text:p>第九周</text:p>
          </table:table-cell>
          <table:table-cell office:value-type="string" calcext:value-type="string">
            <text:p>第十周</text:p>
          </table:table-cell>
          <table:table-cell office:value-type="string" calcext:value-type="string">
            <text:p>第十一周</text:p>
          </table:table-cell>
          <table:table-cell office:value-type="string" calcext:value-type="string">
            <text:p>第十二周</text:p>
          </table:table-cell>
          <table:table-cell office:value-type="string" calcext:value-type="string">
            <text:p>第十三周</text:p>
          </table:table-cell>
          <table:table-cell office:value-type="string" calcext:value-type="string">
            <text:p>第十四周</text:p>
          </table:table-cell>
          <table:table-cell office:value-type="string" calcext:value-type="string">
            <text:p>第十五周</text:p>
          </table:table-cell>
          <table:table-cell office:value-type="string" calcext:value-type="string">
            <text:p>第十六周</text:p>
          </table:table-cell>
          <table:table-cell office:value-type="string" calcext:value-type="string">
            <text:p>第十七周</text:p>
          </table:table-cell>
          <table:table-cell office:value-type="string" calcext:value-type="string">
            <text:p>第十八周</text:p>
          </table:table-cell>
          <table:table-cell office:value-type="string" calcext:value-type="string">
            <text:p>课堂分总和</text:p>
          </table:table-cell>
          <table:table-cell office:value-type="string" calcext:value-type="string">
            <text:p>期中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office:value-type="string" calcext:value-type="string">
            <text:p>黄若云</text:p>
          </table:table-cell>
          <table:table-cell table:style-name="ce4" office:value-type="float" office:value="16350029" calcext:value-type="float">
            <text:p>16350029</text:p>
          </table:table-cell>
          <table:table-cell table:number-columns-repeated="6"/>
          <table:table-cell table:number-columns-repeated="2" office:value-type="float" office:value="5" calcext:value-type="float">
            <text:p>5</text:p>
          </table:table-cell>
          <table:table-cell table:number-columns-repeated="9"/>
          <table:table-cell table:formula="of:=SUM([.C2:.S2])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黄若云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梁婕</text:p>
          </table:table-cell>
          <table:table-cell table:style-name="ce4" office:value-type="float" office:value="16350046" calcext:value-type="float">
            <text:p>16350046</text:p>
          </table:table-cell>
          <table:table-cell table:number-columns-repeated="17"/>
          <table:table-cell table:formula="of:=SUM([.C3:.S3]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梁婕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曾宇芊</text:p>
          </table:table-cell>
          <table:table-cell table:style-name="ce4" office:value-type="float" office:value="16350004" calcext:value-type="float">
            <text:p>1635000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2"/>
          <table:table-cell table:formula="of:=SUM([.C4:.S4])"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曾宇芊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陈欣彤</text:p>
          </table:table-cell>
          <table:table-cell table:style-name="ce4" office:value-type="float" office:value="16350009" calcext:value-type="float">
            <text:p>1635000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0"/>
          <table:table-cell table:formula="of:=SUM([.C5:.S5])"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陈欣彤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陈鹏</text:p>
          </table:table-cell>
          <table:table-cell table:style-name="ce5" office:value-type="float" office:value="16350008" calcext:value-type="float">
            <text:p>16350008</text:p>
          </table:table-cell>
          <table:table-cell table:number-columns-repeated="17"/>
          <table:table-cell table:formula="of:=SUM([.C6:.S6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陈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陈振宇</text:p>
          </table:table-cell>
          <table:table-cell table:style-name="ce5" office:value-type="float" office:value="16350010" calcext:value-type="float">
            <text:p>163500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3" office:value-type="float" office:value="5" calcext:value-type="float">
            <text:p>5</text:p>
          </table:table-cell>
          <table:table-cell table:number-columns-repeated="9"/>
          <table:table-cell table:formula="of:=SUM([.C7:.S7])"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陈振宇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宇杨</text:p>
          </table:table-cell>
          <table:table-cell table:style-name="ce5" office:value-type="float" office:value="16350032" calcext:value-type="float">
            <text:p>1635003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"/>
          <table:table-cell table:formula="of:=SUM([.C8:.S8])"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黄宇杨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震洋</text:p>
          </table:table-cell>
          <table:table-cell table:style-name="ce5" office:value-type="float" office:value="16350033" calcext:value-type="float">
            <text:p>1635003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 table:number-columns-repeated="9"/>
          <table:table-cell table:formula="of:=SUM([.C9:.S9])"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黄震洋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曹斯量</text:p>
          </table:table-cell>
          <table:table-cell table:style-name="ce5" office:value-type="float" office:value="16350002" calcext:value-type="float">
            <text:p>1635000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10"/>
          <table:table-cell table:formula="of:=SUM([.C10:.S10])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曹斯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曹旭阳</text:p>
          </table:table-cell>
          <table:table-cell table:style-name="ce5" office:value-type="float" office:value="16350003" calcext:value-type="float">
            <text:p>1635000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SUM([.C11:.S11])"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曹旭阳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陈彬彬</text:p>
          </table:table-cell>
          <table:table-cell table:style-name="ce5" office:value-type="float" office:value="16350005" calcext:value-type="float">
            <text:p>16350005</text:p>
          </table:table-cell>
          <table:table-cell table:number-columns-repeated="17"/>
          <table:table-cell table:formula="of:=SUM([.C12:.S12])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陈彬彬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陈牧原</text:p>
          </table:table-cell>
          <table:table-cell table:style-name="ce5" office:value-type="float" office:value="16350007" calcext:value-type="float">
            <text:p>16350007</text:p>
          </table:table-cell>
          <table:table-cell table:number-columns-repeated="17"/>
          <table:table-cell table:formula="of:=SUM([.C13:.S13]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陈牧原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桂智刚</text:p>
          </table:table-cell>
          <table:table-cell table:style-name="ce5" office:value-type="float" office:value="16350019" calcext:value-type="float">
            <text:p>16350019</text:p>
          </table:table-cell>
          <table:table-cell table:number-columns-repeated="17"/>
          <table:table-cell table:formula="of:=SUM([.C14:.S14]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桂智刚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韩张政</text:p>
          </table:table-cell>
          <table:table-cell table:style-name="ce5" office:value-type="float" office:value="16350021" calcext:value-type="float">
            <text:p>1635002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  <table:table-cell table:formula="of:=SUM([.C15:.S15])"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韩张政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洪文生</text:p>
          </table:table-cell>
          <table:table-cell table:style-name="ce5" office:value-type="float" office:value="16350022" calcext:value-type="float">
            <text:p>16350022</text:p>
          </table:table-cell>
          <table:table-cell table:number-columns-repeated="17"/>
          <table:table-cell table:formula="of:=SUM([.C16:.S16])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洪文生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洪巽阳</text:p>
          </table:table-cell>
          <table:table-cell table:style-name="ce5" office:value-type="float" office:value="16350023" calcext:value-type="float">
            <text:p>1635002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formula="of:=SUM([.C17:.S17])"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洪巽阳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杜宝诚</text:p>
          </table:table-cell>
          <table:table-cell table:style-name="ce5" office:value-type="float" office:value="16350011" calcext:value-type="float">
            <text:p>1635001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table:formula="of:=SUM([.C18:.S18])"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杜宝诚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段宇佑</text:p>
          </table:table-cell>
          <table:table-cell table:style-name="ce5" office:value-type="float" office:value="16350012" calcext:value-type="float">
            <text:p>163500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table:formula="of:=SUM([.C19:.S19])"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段宇佑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方宇恒</text:p>
          </table:table-cell>
          <table:table-cell table:style-name="ce5" office:value-type="float" office:value="16350013" calcext:value-type="float">
            <text:p>16350013</text:p>
          </table:table-cell>
          <table:table-cell table:number-columns-repeated="17"/>
          <table:table-cell table:formula="of:=SUM([.C20:.S20])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方宇恒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古镇豪</text:p>
          </table:table-cell>
          <table:table-cell table:style-name="ce5" office:value-type="float" office:value="16350016" calcext:value-type="float">
            <text:p>16350016</text:p>
          </table:table-cell>
          <table:table-cell table:number-columns-repeated="17"/>
          <table:table-cell table:formula="of:=SUM([.C21:.S21]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古镇豪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浩源</text:p>
          </table:table-cell>
          <table:table-cell table:style-name="ce5" office:value-type="float" office:value="16350026" calcext:value-type="float">
            <text:p>16350026</text:p>
          </table:table-cell>
          <table:table-cell table:number-columns-repeated="17"/>
          <table:table-cell table:formula="of:=SUM([.C22:.S22])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黄浩源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俊</text:p>
          </table:table-cell>
          <table:table-cell table:style-name="ce5" office:value-type="float" office:value="16350027" calcext:value-type="float">
            <text:p>16350027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table:formula="of:=SUM([.C23:.S23])"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黄俊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俊康</text:p>
          </table:table-cell>
          <table:table-cell table:style-name="ce5" office:value-type="float" office:value="16350028" calcext:value-type="float">
            <text:p>16350028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formula="of:=SUM([.C24:.S24])"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黄俊康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顺权</text:p>
          </table:table-cell>
          <table:table-cell table:style-name="ce5" office:value-type="float" office:value="16350030" calcext:value-type="float">
            <text:p>1635003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"/>
          <table:table-cell table:formula="of:=SUM([.C25:.S25])"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黄顺权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方圆清</text:p>
          </table:table-cell>
          <table:table-cell table:style-name="ce5" office:value-type="float" office:value="16350014" calcext:value-type="float">
            <text:p>16350014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table:formula="of:=SUM([.C26:.S26])"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方圆清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符芳源</text:p>
          </table:table-cell>
          <table:table-cell table:style-name="ce5" office:value-type="float" office:value="16350015" calcext:value-type="float">
            <text:p>16350015</text:p>
          </table:table-cell>
          <table:table-cell table:number-columns-repeated="17"/>
          <table:table-cell table:formula="of:=SUM([.C27:.S27])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符芳源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顾浩东</text:p>
          </table:table-cell>
          <table:table-cell table:style-name="ce5" office:value-type="float" office:value="16350018" calcext:value-type="float">
            <text:p>16350018</text:p>
          </table:table-cell>
          <table:table-cell table:number-columns-repeated="17"/>
          <table:table-cell table:formula="of:=SUM([.C28:.S28])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顾浩东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郭孔靖</text:p>
          </table:table-cell>
          <table:table-cell table:style-name="ce5" office:value-type="float" office:value="16350020" calcext:value-type="float">
            <text:p>1635002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0"/>
          <table:table-cell table:formula="of:=SUM([.C29:.S29])"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郭孔靖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毅男</text:p>
          </table:table-cell>
          <table:table-cell table:style-name="ce5" office:value-type="float" office:value="16350031" calcext:value-type="float">
            <text:p>163500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9"/>
          <table:table-cell table:formula="of:=SUM([.C30:.S30])"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黄毅男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纪起亮</text:p>
          </table:table-cell>
          <table:table-cell table:style-name="ce5" office:value-type="float" office:value="16350034" calcext:value-type="float">
            <text:p>1635003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0"/>
          <table:table-cell table:formula="of:=SUM([.C31:.S31])"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纪起亮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蒋昀东</text:p>
          </table:table-cell>
          <table:table-cell table:style-name="ce5" office:value-type="float" office:value="16350036" calcext:value-type="float">
            <text:p>1635003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10"/>
          <table:table-cell table:formula="of:=SUM([.C32:.S32])"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蒋昀东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劳祺峰</text:p>
          </table:table-cell>
          <table:table-cell table:style-name="ce5" office:value-type="float" office:value="16350037" calcext:value-type="float">
            <text:p>16350037</text:p>
          </table:table-cell>
          <table:table-cell table:number-columns-repeated="17"/>
          <table:table-cell table:formula="of:=SUM([.C33:.S33])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劳祺峰</text:p>
          </table:table-cell>
          <table:table-cell table:number-columns-repeated="1001"/>
        </table:table-row>
        <table:table-row table:style-name="ro1" table:number-rows-repeated="104854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DB__1" table:target-range-address="Sheet1.T2:Sheet1.T104857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宋体" svg:font-family="宋体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date-style style:name="N10108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en" number:country="CA">
      <number:number number:decimal-places="0" number:min-integer-digits="1" number:grouping="true"/>
    </number:number-style>
    <number:number-style style:name="N10117" number:language="en" number:country="CA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CA">
      <number:number number:decimal-places="0" number:min-integer-digits="1" number:grouping="true"/>
    </number:number-style>
    <number:number-style style:name="N10118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2" number:min-integer-digits="1" number:grouping="true"/>
    </number:number-style>
    <number:number-style style:name="N10119" number:language="en" number:country="CA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number:min-integer-digits="1" number:grouping="true"/>
    </number:number-style>
    <number:number-style style:name="N10120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CA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en" number:country="CA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en" number:country="CA">
      <loext:fill-character> </loext:fill-character>
      <number:text>- </number:text>
    </number:number-style>
    <number:text-style style:name="N10124" number:language="en" number:country="CA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n" number:country="CA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8P1" style:volatile="true" number:language="en" number:country="CA">
      <number:text>-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8P2" style:volatile="true" number:language="en" number:country="CA">
      <number:currency-symbol/>
      <loext:fill-character> </loext:fill-character>
      <number:text>- </number:text>
    </number:currency-style>
    <number:text-style style:name="N10128" number:language="en" number:country="CA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CA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en" number:country="CA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2P2" style:volatile="true" number:language="en" number:country="CA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en" number:country="CA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n" number:country="CA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6P1" style:volatile="true" number:language="en" number:country="CA">
      <number:text>-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6P2" style:volatile="true" number:language="en" number:country="CA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6" number:language="en" number:country="CA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00-00-00</text:date>, <text:time style:data-style-name="N2" text:time-value="20:04:59.8585582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22:06:44.924900166</meta:creation-date>
    <dc:date>2017-04-20T20:16:23.464858284</dc:date>
    <meta:editing-duration>PT1H4M14S</meta:editing-duration>
    <meta:editing-cycles>51</meta:editing-cycles>
    <meta:generator>LibreOffice/4.2.8.2$Linux_X86_64 LibreOffice_project/420m0$Build-2</meta:generator>
    <meta:document-statistic meta:table-count="1" meta:cell-count="239" meta:object-count="0"/>
  </office:meta>
</office:document-meta>
</file>